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45a3" officeooo:paragraph-rsid="000a45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o</text:p>
      <text:p text:style-name="P1">valeu</text:p>
      <text:p text:style-name="P1">jasguagd</text:p>
      <text:p text:style-name="P1">aghgsuduebs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6:27:15.440000000</meta:creation-date>
    <dc:date>2023-08-18T16:37:47.266000000</dc:date>
    <meta:editing-duration>PT10M32S</meta:editing-duration>
    <meta:editing-cycles>1</meta:editing-cycles>
    <meta:document-statistic meta:table-count="0" meta:image-count="0" meta:object-count="0" meta:page-count="1" meta:paragraph-count="4" meta:word-count="4" meta:character-count="28" meta:non-whitespace-character-count="28"/>
    <meta:generator>LibreOffice/7.5.4.2$Windows_X86_64 LibreOffice_project/36ccfdc35048b057fd9854c757a8b67ec53977b6</meta:generator>
  </office:meta>
</office:document-meta>
</file>